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use-window-font-color="true" style:font-name="Liberation Sans" fo:font-size="14pt" fo:font-weight="bold" officeooo:rsid="00cd02d8" officeooo:paragraph-rsid="00f24eff" fo:background-color="transparent" style:font-name-asian="WenQuanYi Micro Hei" style:font-size-asian="14pt" style:font-weight-asian="bold" style:font-name-complex="Lohit Devanagari" style:font-size-complex="14pt" style:font-weight-complex="bold"/>
    </style:style>
    <style:style style:name="P3" style:family="paragraph" style:parent-style-name="Footer">
      <style:paragraph-properties fo:text-align="center" style:justify-single-word="false"/>
      <style:text-properties style:use-window-font-color="true" style:font-name="Liberation Sans" fo:font-size="10pt" fo:font-weight="bold" officeooo:rsid="00cd02d8" officeooo:paragraph-rsid="00f24eff" fo:background-color="transparent" style:font-name-asian="WenQuanYi Micro Hei" style:font-size-asian="10pt" style:font-weight-asian="bold" style:font-name-complex="Lohit Devanagari" style:font-size-complex="10pt" style:font-weight-complex="bold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5ad46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5c5fa7" officeooo:paragraph-rsid="00c5ad46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officeooo:paragraph-rsid="00d34587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style:text-position="0% 100%" fo:font-size="8pt" fo:font-weight="normal" officeooo:rsid="00d34587" officeooo:paragraph-rsid="00c5ad46" style:font-size-asian="8pt" style:font-weight-asian="normal" style:font-size-complex="8pt" style:font-weight-complex="normal"/>
    </style:style>
    <style:style style:name="P9" style:family="paragraph" style:parent-style-name="Standard">
      <style:text-properties style:text-position="0% 100%" fo:font-size="8pt" fo:font-weight="normal" officeooo:rsid="00d34587" officeooo:paragraph-rsid="00d34587" style:font-size-asian="8pt" style:font-weight-asian="normal" style:font-size-complex="8pt" style:font-weight-complex="normal"/>
    </style:style>
    <style:style style:name="P10" style:family="paragraph" style:parent-style-name="Heading_20_1">
      <style:paragraph-properties fo:break-before="page"/>
      <style:text-properties officeooo:rsid="005c5fa7" officeooo:paragraph-rsid="00c774e0"/>
    </style:style>
    <style:style style:name="P11" style:family="paragraph" style:parent-style-name="Text_20_body">
      <style:text-properties officeooo:paragraph-rsid="00ceaed8"/>
    </style:style>
    <style:style style:name="P12" style:family="paragraph" style:parent-style-name="Text_20_body">
      <style:text-properties officeooo:paragraph-rsid="00d00293"/>
    </style:style>
    <style:style style:name="P13" style:family="paragraph" style:parent-style-name="Text_20_body">
      <style:text-properties officeooo:paragraph-rsid="00d1c71f"/>
    </style:style>
    <style:style style:name="P14" style:family="paragraph" style:parent-style-name="Text_20_body">
      <style:text-properties officeooo:rsid="00d7ecb5" officeooo:paragraph-rsid="00d7ecb5"/>
    </style:style>
    <style:style style:name="P15" style:family="paragraph" style:parent-style-name="Text_20_body">
      <style:text-properties officeooo:paragraph-rsid="00d7ecb5"/>
    </style:style>
    <style:style style:name="P16" style:family="paragraph" style:parent-style-name="Text_20_body">
      <style:text-properties officeooo:paragraph-rsid="00d9be27"/>
    </style:style>
    <style:style style:name="P17" style:family="paragraph" style:parent-style-name="Text_20_body">
      <style:text-properties officeooo:paragraph-rsid="00dc80af"/>
    </style:style>
    <style:style style:name="P18" style:family="paragraph" style:parent-style-name="Text_20_body">
      <style:text-properties officeooo:paragraph-rsid="00ddadf5"/>
    </style:style>
    <style:style style:name="P19" style:family="paragraph" style:parent-style-name="Text_20_body">
      <style:text-properties officeooo:paragraph-rsid="00e06166"/>
    </style:style>
    <style:style style:name="P20" style:family="paragraph" style:parent-style-name="Text_20_body">
      <style:text-properties officeooo:rsid="00e1f501" officeooo:paragraph-rsid="00e1f501"/>
    </style:style>
    <style:style style:name="P21" style:family="paragraph" style:parent-style-name="Text_20_body">
      <style:text-properties officeooo:rsid="00e1f501" officeooo:paragraph-rsid="00e3b6ef"/>
    </style:style>
    <style:style style:name="P22" style:family="paragraph" style:parent-style-name="Text_20_body">
      <style:text-properties officeooo:rsid="00e1f501" officeooo:paragraph-rsid="00e9072d"/>
    </style:style>
    <style:style style:name="P23" style:family="paragraph" style:parent-style-name="Text_20_body">
      <style:text-properties officeooo:paragraph-rsid="00e1f501"/>
    </style:style>
    <style:style style:name="P24" style:family="paragraph" style:parent-style-name="Text_20_body">
      <style:text-properties officeooo:rsid="00e3b6ef" officeooo:paragraph-rsid="00e3b6ef"/>
    </style:style>
    <style:style style:name="P25" style:family="paragraph" style:parent-style-name="Text_20_body">
      <style:text-properties officeooo:paragraph-rsid="00e3b6ef"/>
    </style:style>
    <style:style style:name="P26" style:family="paragraph" style:parent-style-name="Text_20_body">
      <style:text-properties officeooo:rsid="00e73c5d" officeooo:paragraph-rsid="00e73c5d"/>
    </style:style>
    <style:style style:name="P27" style:family="paragraph" style:parent-style-name="Text_20_body">
      <style:text-properties officeooo:rsid="00e73c5d" officeooo:paragraph-rsid="00eb941b"/>
    </style:style>
    <style:style style:name="P28" style:family="paragraph" style:parent-style-name="Text_20_body">
      <style:text-properties officeooo:rsid="00e9072d" officeooo:paragraph-rsid="00e9072d"/>
    </style:style>
    <style:style style:name="P29" style:family="paragraph" style:parent-style-name="Text_20_body">
      <style:text-properties officeooo:rsid="00e9072d" officeooo:paragraph-rsid="00eb941b"/>
    </style:style>
    <style:style style:name="P30" style:family="paragraph" style:parent-style-name="Text_20_body">
      <style:text-properties officeooo:rsid="00ecf711" officeooo:paragraph-rsid="00ecf711"/>
    </style:style>
    <style:style style:name="P31" style:family="paragraph" style:parent-style-name="Text_20_body">
      <style:text-properties officeooo:paragraph-rsid="00ed2c0f"/>
    </style:style>
    <style:style style:name="P32" style:family="paragraph" style:parent-style-name="Text_20_body">
      <style:text-properties officeooo:paragraph-rsid="00ecf711"/>
    </style:style>
    <style:style style:name="P33" style:family="paragraph" style:parent-style-name="Text_20_body">
      <style:text-properties officeooo:rsid="00ef41d5" officeooo:paragraph-rsid="00ecf711"/>
    </style:style>
    <style:style style:name="P34" style:family="paragraph" style:parent-style-name="Text_20_body">
      <style:text-properties officeooo:paragraph-rsid="00f2fda1"/>
    </style:style>
    <style:style style:name="P35" style:family="paragraph" style:parent-style-name="Text_20_body">
      <style:text-properties officeooo:paragraph-rsid="00f341f9"/>
    </style:style>
    <style:style style:name="P36" style:family="paragraph" style:parent-style-name="Title">
      <style:paragraph-properties fo:text-align="center" style:justify-single-word="false"/>
      <style:text-properties officeooo:paragraph-rsid="005f549b"/>
    </style:style>
    <style:style style:name="P37" style:family="paragraph" style:parent-style-name="Title">
      <style:paragraph-properties fo:text-align="center" style:justify-single-word="false"/>
      <style:text-properties officeooo:paragraph-rsid="00cb6d2e"/>
    </style:style>
    <style:style style:name="P38" style:family="paragraph" style:parent-style-name="Heading_20_1">
      <style:text-properties style:font-name="Liberation Sans" fo:font-size="14pt" officeooo:rsid="00dc80af" officeooo:paragraph-rsid="00dc80af" style:font-name-asian="WenQuanYi Micro Hei" style:font-size-asian="14pt" style:font-name-complex="Lohit Devanagari" style:font-size-complex="14pt"/>
    </style:style>
    <style:style style:name="P39" style:family="paragraph" style:parent-style-name="Heading_20_1">
      <style:text-properties officeooo:paragraph-rsid="00e06166"/>
    </style:style>
    <style:style style:name="P40" style:family="paragraph" style:parent-style-name="Heading_20_1">
      <style:text-properties officeooo:paragraph-rsid="00e9072d"/>
    </style:style>
    <style:style style:name="P41" style:family="paragraph" style:parent-style-name="Heading_20_1">
      <style:paragraph-properties fo:break-before="page"/>
      <style:text-properties style:font-name="Liberation Sans" fo:font-size="14pt" officeooo:rsid="00dc80af" officeooo:paragraph-rsid="00dc80af" style:font-name-asian="WenQuanYi Micro Hei" style:font-size-asian="14pt" style:font-name-complex="Lohit Devanagari" style:font-size-complex="14pt"/>
    </style:style>
    <style:style style:name="P42" style:family="paragraph" style:parent-style-name="Heading_20_1">
      <style:paragraph-properties fo:break-before="page"/>
      <style:text-properties officeooo:paragraph-rsid="00e06166"/>
    </style:style>
    <style:style style:name="T1" style:family="text">
      <style:text-properties officeooo:rsid="00b82561"/>
    </style:style>
    <style:style style:name="T2" style:family="text">
      <style:text-properties officeooo:rsid="00d00293"/>
    </style:style>
    <style:style style:name="T3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4" style:family="text">
      <style:text-properties style:text-position="0% 100%" fo:font-size="8pt" fo:font-weight="normal" officeooo:rsid="00c5ad46" style:font-size-asian="8pt" style:font-weight-asian="normal" style:font-size-complex="8pt" style:font-weight-complex="normal"/>
    </style:style>
    <style:style style:name="T5" style:family="text">
      <style:text-properties style:text-position="0% 100%" fo:font-size="8pt" fo:font-weight="normal" officeooo:rsid="00d34587" style:font-size-asian="8pt" style:font-weight-asian="normal" style:font-size-complex="8pt" style:font-weight-complex="normal"/>
    </style:style>
    <style:style style:name="T6" style:family="text">
      <style:text-properties style:text-position="0% 100%" fo:font-size="8pt" fo:font-weight="normal" officeooo:rsid="00d6666d" style:font-size-asian="8pt" style:font-weight-asian="normal" style:font-size-complex="8pt" style:font-weight-complex="normal"/>
    </style:style>
    <style:style style:name="T7" style:family="text">
      <style:text-properties fo:font-size="10pt" officeooo:rsid="00cb6d2e" style:font-size-asian="10pt" style:font-size-complex="10pt"/>
    </style:style>
    <style:style style:name="T8" style:family="text">
      <style:text-properties fo:font-size="10pt" officeooo:rsid="00f27e52" style:font-size-asian="10pt" style:font-size-complex="10pt"/>
    </style:style>
    <style:style style:name="T9" style:family="text">
      <style:text-properties style:font-name="Liberation Sans" fo:font-size="10pt" officeooo:rsid="00b82561" style:font-name-asian="WenQuanYi Micro Hei" style:font-size-asian="10pt" style:font-name-complex="Lohit Devanagari" style:font-size-complex="10pt"/>
    </style:style>
    <style:style style:name="T10" style:family="text">
      <style:text-properties style:font-name="Liberation Sans" fo:font-size="10pt" officeooo:rsid="00cb6d2e" style:font-name-asian="WenQuanYi Micro Hei" style:font-size-asian="10pt" style:font-name-complex="Lohit Devanagari" style:font-size-complex="10pt"/>
    </style:style>
    <style:style style:name="T11" style:family="text">
      <style:text-properties style:font-name="Liberation Sans" fo:font-size="14pt" fo:font-weight="bold" officeooo:rsid="00bf1237" style:font-name-asian="WenQuanYi Micro Hei" style:font-size-asian="14pt" style:font-weight-asian="bold" style:font-name-complex="Lohit Devanagari" style:font-size-complex="14pt" style:font-weight-complex="bold"/>
    </style:style>
    <style:style style:name="T12" style:family="text">
      <style:text-properties style:font-name="Liberation Sans" fo:font-size="14pt" fo:font-weight="bold" officeooo:rsid="00cb6d2e" style:font-name-asian="WenQuanYi Micro Hei" style:font-size-asian="14pt" style:font-weight-asian="bold" style:font-name-complex="Lohit Devanagari" style:font-size-complex="14pt" style:font-weight-complex="bold"/>
    </style:style>
    <style:style style:name="T13" style:family="text">
      <style:text-properties style:font-name="Liberation Sans" fo:font-size="14pt" fo:font-weight="bold" officeooo:rsid="00cd02d8" style:font-name-asian="WenQuanYi Micro Hei" style:font-size-asian="14pt" style:font-weight-asian="bold" style:font-name-complex="Lohit Devanagari" style:font-size-complex="14pt" style:font-weight-complex="bold"/>
    </style:style>
    <style:style style:name="T14" style:family="text">
      <style:text-properties style:font-name="Liberation Sans" fo:font-size="14pt" fo:font-weight="bold" officeooo:rsid="00ed2c0f" style:font-name-asian="WenQuanYi Micro Hei" style:font-size-asian="14pt" style:font-weight-asian="bold" style:font-name-complex="Lohit Devanagari" style:font-size-complex="14pt" style:font-weight-complex="bold"/>
    </style:style>
    <style:style style:name="T15" style:family="text">
      <style:text-properties style:font-name="Liberation Sans" fo:font-size="14pt" officeooo:rsid="00e06166" style:font-name-asian="WenQuanYi Micro Hei" style:font-size-asian="14pt" style:font-name-complex="Lohit Devanagari" style:font-size-complex="14pt"/>
    </style:style>
    <style:style style:name="T16" style:family="text">
      <style:text-properties style:font-name="Liberation Sans" fo:font-size="14pt" officeooo:rsid="00e3b6ef" style:font-name-asian="WenQuanYi Micro Hei" style:font-size-asian="14pt" style:font-name-complex="Lohit Devanagari" style:font-size-complex="14pt"/>
    </style:style>
    <style:style style:name="T17" style:family="text">
      <style:text-properties style:font-name="Liberation Sans" fo:font-size="14pt" officeooo:rsid="00e73c5d" style:font-name-asian="WenQuanYi Micro Hei" style:font-size-asian="14pt" style:font-name-complex="Lohit Devanagari" style:font-size-complex="14pt"/>
    </style:style>
    <style:style style:name="T18" style:family="text">
      <style:text-properties style:font-name="Liberation Sans" fo:font-size="14pt" officeooo:rsid="00e9072d" style:font-name-asian="WenQuanYi Micro Hei" style:font-size-asian="14pt" style:font-name-complex="Lohit Devanagari" style:font-size-complex="14pt"/>
    </style:style>
    <style:style style:name="T19" style:family="text">
      <style:text-properties officeooo:rsid="00cd02d8"/>
    </style:style>
    <style:style style:name="T20" style:family="text">
      <style:text-properties officeooo:rsid="00ceaed8"/>
    </style:style>
    <style:style style:name="T21" style:family="text">
      <style:text-properties officeooo:rsid="00d1c71f"/>
    </style:style>
    <style:style style:name="T22" style:family="text">
      <style:text-properties officeooo:rsid="00d26408"/>
    </style:style>
    <style:style style:name="T23" style:family="text">
      <style:text-properties officeooo:rsid="00d4c672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d4c672" style:font-size-asian="8pt" style:font-size-complex="8pt"/>
    </style:style>
    <style:style style:name="T26" style:family="text">
      <style:text-properties fo:font-size="8pt" officeooo:rsid="00d6666d" style:font-size-asian="8pt" style:font-size-complex="8pt"/>
    </style:style>
    <style:style style:name="T27" style:family="text">
      <style:text-properties officeooo:rsid="00d6666d"/>
    </style:style>
    <style:style style:name="T28" style:family="text">
      <style:text-properties officeooo:rsid="00d7214d"/>
    </style:style>
    <style:style style:name="T29" style:family="text">
      <style:text-properties officeooo:rsid="00d7ecb5"/>
    </style:style>
    <style:style style:name="T30" style:family="text">
      <style:text-properties officeooo:rsid="00d9be27"/>
    </style:style>
    <style:style style:name="T31" style:family="text">
      <style:text-properties officeooo:rsid="00db716d"/>
    </style:style>
    <style:style style:name="T32" style:family="text">
      <style:text-properties officeooo:rsid="00dc80af"/>
    </style:style>
    <style:style style:name="T33" style:family="text">
      <style:text-properties officeooo:rsid="00ddadf5"/>
    </style:style>
    <style:style style:name="T34" style:family="text">
      <style:text-properties officeooo:rsid="00ddeff6"/>
    </style:style>
    <style:style style:name="T35" style:family="text">
      <style:text-properties officeooo:rsid="00df5684"/>
    </style:style>
    <style:style style:name="T36" style:family="text">
      <style:text-properties officeooo:rsid="00e06166"/>
    </style:style>
    <style:style style:name="T37" style:family="text">
      <style:text-properties officeooo:rsid="00e1f501"/>
    </style:style>
    <style:style style:name="T38" style:family="text">
      <style:text-properties officeooo:rsid="00e3b6ef"/>
    </style:style>
    <style:style style:name="T39" style:family="text">
      <style:text-properties officeooo:rsid="00e5e28e"/>
    </style:style>
    <style:style style:name="T40" style:family="text">
      <style:text-properties officeooo:rsid="00e9072d"/>
    </style:style>
    <style:style style:name="T41" style:family="text">
      <style:text-properties officeooo:rsid="00eb941b"/>
    </style:style>
    <style:style style:name="T42" style:family="text">
      <style:text-properties officeooo:rsid="00ecf711"/>
    </style:style>
    <style:style style:name="T43" style:family="text">
      <style:text-properties officeooo:rsid="00ed2c0f"/>
    </style:style>
    <style:style style:name="T44" style:family="text">
      <style:text-properties officeooo:rsid="00ee25dc"/>
    </style:style>
    <style:style style:name="T45" style:family="text">
      <style:text-properties officeooo:rsid="00ef41d5"/>
    </style:style>
    <style:style style:name="T46" style:family="text">
      <style:text-properties officeooo:rsid="00f24eff"/>
    </style:style>
    <style:style style:name="T47" style:family="text">
      <style:text-properties officeooo:rsid="00f2fda1"/>
    </style:style>
    <style:style style:name="T48" style:family="text">
      <style:text-properties officeooo:rsid="00f98736"/>
    </style:style>
    <style:style style:name="T49" style:family="text">
      <style:text-properties officeooo:rsid="00fa92a7"/>
    </style:style>
    <style:style style:name="T50" style:family="text">
      <style:text-properties officeooo:rsid="00fb716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1">M</text:span><text:span text:style-name="T12">odified Discrete Cosine Transform </text:span><text:span text:style-name="T13">(MDCT) </text:span><text:span text:style-name="T12">via </text:span><text:span text:style-name="T14">Discrete</text:span><text:span text:style-name="T12"> Fourier Transform</text:span><text:span text:style-name="T13"> (</text:span><text:span text:style-name="T14">D</text:span><text:span text:style-name="T13">FT)</text:span></text:p>
      <text:p text:style-name="P2"/>
      <text:p text:style-name="P3">Johannes B. Steffens</text:p>
      <text:p text:style-name="P36"><text:span text:style-name="T7">Jan</text:span><text:span text:style-name="T8">.</text:span><text:span text:style-name="T9"> 202</text:span><text:span text:style-name="T10">2</text:span></text:p>
      <text:p text:style-name="Heading_20_1">Objective</text:p>
      <text:p text:style-name="P11"><text:span text:style-name="T19">The MDCT is a special transform</text:span><text:span text:style-name="T48">ation</text:span><text:span text:style-name="T19"> from space</text:span><text:span text:style-name="T2">- and/</text:span><text:span text:style-name="T19">or time-domain into the frequency</text:span><text:span text:style-name="T2">-</text:span><text:span text:style-name="T19">domain. It was conceived in 198</text:span><text:span text:style-name="T23">6</text:span><text:span text:style-name="T19"> as part of an </text:span><text:span text:style-name="T20">data </text:span><text:span text:style-name="T19">compression methodology</text:span><text:span text:style-name="T20"> which ultimately resulted <text:s/>MPEG, OGG</text:span><text:span text:style-name="T30">, H.263</text:span><text:span text:style-name="T20"> and other audio and </text:span><text:span text:style-name="T2">image/</text:span><text:span text:style-name="T20">video compression </text:span><text:span text:style-name="T31">standards</text:span><text:span text:style-name="T19">. </text:span></text:p>
      <text:p text:style-name="P12"><text:span text:style-name="T19">The principal </text:span><text:span text:style-name="T20">approach is </text:span><text:span text:style-name="T19">subdividing </text:span><text:span text:style-name="T20">the data </text:span><text:span text:style-name="T19">stream in to blocks</text:span><text:span text:style-name="T20">, transforming those blocks into the frequency domain</text:span><text:span text:style-name="T27"> (typically via DCT [2])</text:span><text:span text:style-name="T20">, applying a perceptual salience-filter and disregarding all signals below a specified perception</text:span><text:span text:style-name="T2">-</text:span><text:span text:style-name="T20">level</text:span><text:span text:style-name="T2">, with which the trade-off between compression rate and signal quality can be controlled. </text:span><text:span text:style-name="T20">Decoding happens by applying the corresponding inverse transformations</text:span><text:span text:style-name="T2"> in reverse order</text:span><text:span text:style-name="T20">.</text:span></text:p>
      <text:p text:style-name="P13"><text:span text:style-name="T21">Using </text:span><text:span text:style-name="T2">isolated succeeding blocks introduce</text:span><text:span text:style-name="T43">s</text:span><text:span text:style-name="T2"> signal discontinuities</text:span><text:span text:style-name="T21"> during reconstruction.</text:span><text:span text:style-name="T2"> </text:span><text:span text:style-name="T21">Those </text:span><text:span text:style-name="T2">can be easily perceived in the time domain (less </text:span><text:span text:style-name="T43">so </text:span><text:span text:style-name="T2">in the space domain). </text:span><text:span text:style-name="T21">This artifact </text:span><text:span text:style-name="T43">is generally </text:span><text:span text:style-name="T21">compensated by </text:span><text:span text:style-name="T2">using overlapping blocks with a weighting scheme</text:span><text:span text:style-name="T28"> enforcing signal continuity</text:span><text:span text:style-name="T21">.</text:span><text:span text:style-name="T2"> </text:span><text:span text:style-name="T21">However, t</text:span><text:span text:style-name="T2">his </text:span><text:span text:style-name="T43">harbors </text:span><text:span text:style-name="T21">redundancies, thus reducing the compression efficiency.</text:span></text:p>
      <text:p text:style-name="P31"><text:span text:style-name="T21">The </text:span><text:span text:style-name="T46">redundancy </text:span><text:span text:style-name="T21">problem was eventually</text:span><text:span text:style-name="T43"> (</text:span><text:span text:style-name="T21">very elegantly</text:span><text:span text:style-name="T43">)</text:span><text:span text:style-name="T23"> </text:span><text:span text:style-name="T43">solved </text:span><text:span text:style-name="T28">in 1986</text:span><text:span text:style-name="T43"> </text:span><text:span text:style-name="T21">by conceiving the MDCT, which has the property that additional artifacts introduced by a forced critical sampling the frequency domain are automatically canceled in the overlapped reconstruction of the signal.</text:span><text:span text:style-name="T22"> </text:span><text:span text:style-name="T23">The whole approach is known as "</text:span><text:span text:style-name="T43">T</text:span><text:span text:style-name="T23">ime </text:span><text:span text:style-name="T43">D</text:span><text:span text:style-name="T23">omain </text:span><text:span text:style-name="T43">A</text:span><text:span text:style-name="T23">liasing </text:span><text:span text:style-name="T43">C</text:span><text:span text:style-name="T23">ancellation" (TDAC) [</text:span><text:span text:style-name="T28">3</text:span><text:span text:style-name="T23">].</text:span></text:p>
      <text:p text:style-name="P35"><text:span text:style-name="T28">It is possible to express the DCT and especially MDCT in the form of a </text:span><text:span text:style-name="T43">D</text:span><text:span text:style-name="T28">FT with O(N) pre</text:span><text:span text:style-name="T31">-</text:span><text:span text:style-name="T28"> and post-processing steps. </text:span></text:p>
      <text:p text:style-name="P35"><text:span text:style-name="T28">This document is a personal recap of the approach</text:span><text:span text:style-name="T30"> as baseline for designing/implementing space and time-domain compression algorithms.</text:span></text:p>
      <text:p text:style-name="P38"/>
      <text:p text:style-name="P41">MDCT</text:p>
      <text:p text:style-name="P14">The MDCT defined on a block size of 2N with block-overlap N and block progression N:</text:p>
      <text:p text:style-name="P14"><draw:frame draw:style-name="fr1" draw:name="Object1" text:anchor-type="as-char" svg:y="-0.2862in" svg:width="2.6043in" svg:height="0.477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1484in" svg:width="1.1547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5"><text:span text:style-name="T29">The corresponding inverse </text:span><text:span text:style-name="T30">transform</text:span><text:span text:style-name="T29"> IMDCT:</text:span></text:p>
      <text:p text:style-name="P14"><draw:frame draw:style-name="fr1" draw:name="Object3" text:anchor-type="as-char" svg:y="-0.2862in" svg:width="2.7429in" svg:height="0.47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as-char" svg:y="-0.1484in" svg:width="1.2543in" svg:height="0.1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/>
      <text:p text:style-name="P16"><text:span text:style-name="T30">Note that since MDCT is a projection</text:span><text:span text:style-name="T31"> </text:span><text:span text:style-name="T31"><draw:frame draw:style-name="fr1" draw:name="Object5" text:anchor-type="as-char" svg:y="-0.172in" svg:width="0.7055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1">, the IMDCT can not </text:span><text:span text:style-name="T33">immediately</text:span><text:span text:style-name="T31"> reproduce</text:span><draw:frame draw:style-name="fr1" draw:name="Object6" text:anchor-type="as-char" svg:y="-0.1484in" svg:width="0.222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31">. </text:span><text:span text:style-name="T33">Instead it is</text:span></text:p>
      <text:p text:style-name="P17"><draw:frame draw:style-name="fr1" draw:name="Object7" text:anchor-type="as-char" svg:y="-0.4665in" svg:width="2.8075in" svg:height="0.874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<text:span text:style-name="T32">One can show</text:span><text:span text:style-name="T33">, however,</text:span><text:span text:style-name="T32"> that </text:span><text:span text:style-name="T33">by </text:span><text:span text:style-name="T32">applying the </text:span><text:span text:style-name="T33">block-</text:span><text:span text:style-name="T32">overlap on </text:span><text:span text:style-name="T32"><draw:frame draw:style-name="fr1" draw:name="Object8" text:anchor-type="as-char" svg:y="-0.1484in" svg:width="0.2354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2">with </text:span><text:span text:style-name="T33">the same window-function (weighting function) with which </text:span><text:span text:style-name="T33"><draw:frame draw:style-name="fr1" draw:name="Object9" text:anchor-type="as-char" svg:y="-0.1484in" svg:width="0.22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">was obtained from the original samples, the original samples can be reconstructed exactly.</text:span></text:p>
      <text:p text:style-name="P18"><text:span text:style-name="T33">Applying the perceptual salience-filter in the frequency domain will introduce artifacts. However, these are effectively canceled </text:span><text:span text:style-name="T34">with</text:span><text:span text:style-name="T33"> the </text:span><text:span text:style-name="T34">re</text:span><text:span text:style-name="T35">constructing </text:span><text:span text:style-name="T33">overlap</text:span><text:span text:style-name="T34"> </text:span><text:span text:style-name="T33">calculation while the window function also tames </text:span><text:span text:style-name="T34">any subsequent</text:span><text:span text:style-name="T33"> block-discontinuities.</text:span></text:p>
      <text:p text:style-name="P39"><text:span text:style-name="T16"/></text:p>
      <text:p text:style-name="P42"><text:span text:style-name="T16">MDCT </text:span><text:span text:style-name="T17">via</text:span><text:span text:style-name="T16"> </text:span><text:span text:style-name="T15">DFT</text:span></text:p>
      <text:p text:style-name="P34">We <text:span text:style-name="T50">define</text:span><draw:frame draw:style-name="fr1" draw:name="Object27" text:anchor-type="as-char" svg:y="-0.172in" svg:width="0.5634in" svg:height="0.2075in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 <text:span text:style-name="T47">as DFT </text:span>on the 2N block-size<text:span text:style-name="T50">:</text:span></text:p>
      <text:p text:style-name="P19"><draw:frame draw:style-name="fr1" draw:name="Object10" text:anchor-type="as-char" svg:y="-0.2846in" svg:width="2.5508in" svg:height="0.45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3"><text:span text:style-name="T49">L</text:span><text:span text:style-name="T37">ets treat</text:span><text:span text:style-name="T37"><draw:frame draw:style-name="fr1" draw:name="Object11" text:anchor-type="as-char" svg:y="-0.1484in" svg:width="0.4811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7">as complex numbers and describe </text:span><text:span text:style-name="T40">a</text:span><text:span text:style-name="T37"> </text:span><text:span text:style-name="T40">c</text:span><text:span text:style-name="T38">omplex</text:span><text:span text:style-name="T40"> </text:span><text:span text:style-name="T37">MDCT as follows:</text:span></text:p>
      <text:p text:style-name="P20"><draw:frame draw:style-name="fr1" draw:name="Object12" text:anchor-type="as-char" svg:y="-0.3083in" svg:width="1.8957in" svg:height="0.477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5"><text:span text:style-name="T38">The relationship to the Real-MDCT can easily be seen by keeping </text:span><text:span text:style-name="T38"><draw:frame draw:style-name="fr1" draw:name="Object14" text:anchor-type="as-char" svg:y="-0.152in" svg:width="0.772in" svg:height="0.2134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8"><text:s/>and disregarding </text:span><text:span text:style-name="T38"><draw:frame draw:style-name="fr1" draw:name="Object13" text:anchor-type="as-char" svg:y="-0.152in" svg:width="0.5909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8">.</text:span></text:p>
      <text:p text:style-name="P24">Separating the n<text:span text:style-name="T43">*</text:span>k mix term from other terms, we <text:span text:style-name="T40">decompose the transformation to</text:span></text:p>
      <text:p text:style-name="P21"><draw:frame draw:style-name="fr1" draw:name="Object15" text:anchor-type="as-char" svg:y="-0.3071in" svg:width="2.6654in" svg:height="0.47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41">for </text:span><text:span text:style-name="T41"><draw:frame draw:style-name="fr1" draw:name="Object16" text:anchor-type="as-char" svg:y="-0.1484in" svg:width="1.1547in" svg:height="0.1937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.</text:span></text:p>
      <text:p text:style-name="P26">It follows<text:span text:style-name="T45"> a</text:span><text:span text:style-name="T45"><draw:frame draw:style-name="fr1" draw:name="Object25" text:anchor-type="as-char" svg:y="-0.172in" svg:width="0.5634in" svg:height="0.2075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5">where only the left N output components are evaluated.</text:span></text:p>
      <text:p text:style-name="P27"><draw:frame draw:style-name="fr1" draw:name="Object20" text:anchor-type="as-char" svg:y="-0.3071in" svg:width="2.9689in" svg:height="0.3846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41">for </text:span><text:span text:style-name="T41"><draw:frame draw:style-name="fr1" draw:name="Object17" text:anchor-type="as-char" svg:y="-0.1484in" svg:width="1.1547in" svg:height="0.1937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40"><text:span text:style-name="T18">IM</text:span><text:span text:style-name="T16">DCT </text:span><text:span text:style-name="T17">via</text:span><text:span text:style-name="T16"> </text:span><text:span text:style-name="T15">DFT</text:span></text:p>
      <text:p text:style-name="P28">Analog to the above<text:span text:style-name="T42">,</text:span> we describe a complex IDCT<text:span text:style-name="T37"> as follows:</text:span></text:p>
      <text:p text:style-name="P22"><draw:frame draw:style-name="fr1" draw:name="Object18" text:anchor-type="as-char" svg:y="-0.3083in" svg:width="2.3583in" svg:height="0.4772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40">.</text:span></text:p>
      <text:p text:style-name="P28">With the decomposition</text:p>
      <text:p text:style-name="P29"><draw:frame draw:style-name="fr1" draw:name="Object19" text:anchor-type="as-char" svg:y="-0.3071in" svg:width="3.128in" svg:height="0.4752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41">for</text:span><draw:frame draw:style-name="fr1" draw:name="Object21" text:anchor-type="as-char" svg:y="-0.1484in" svg:width="1.2543in" svg:height="0.193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44">,</text:span></text:p>
      <text:p text:style-name="P32"><text:span text:style-name="T42">we get </text:span><text:span text:style-name="T44">a</text:span><text:span text:style-name="T44"><draw:frame draw:style-name="fr1" draw:name="Object24" text:anchor-type="as-char" svg:y="-0.172in" svg:width="0.5634in" svg:height="0.2075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4">with N right-padded 0s on the input vector:</text:span></text:p>
      <text:p text:style-name="P30"><draw:frame draw:style-name="fr1" draw:name="Object22" text:anchor-type="as-char" svg:y="-0.3256in" svg:width="3.7516in" svg:height="0.474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1">for</text:span><text:span text:style-name="T40"><draw:frame draw:style-name="fr1" draw:name="Object23" text:anchor-type="as-char" svg:y="-0.1484in" svg:width="1.2543in" svg:height="0.193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4">.</text:span></text:p>
      <text:p text:style-name="P33"/>
      <text:p text:style-name="P10">References</text:p>
      <text:p text:style-name="P4"/>
      <text:p text:style-name="P6"><text:span text:style-name="T4">[1]<text:tab/></text:span><text:span text:style-name="T3">Geiger</text:span><text:span text:style-name="T5"> et al</text:span><text:span text:style-name="T3">. (2001). </text:span><text:span text:style-name="T6">"</text:span><text:span text:style-name="T3">Audio Coding Based on Integer Transforms.</text:span><text:span text:style-name="T6">"</text:span></text:p>
      <text:p text:style-name="P6"><text:span text:style-name="T5">(Paper: </text:span><text:a xlink:type="simple" xlink:href="https://www.researchgate.net/publication/37380920_Audio_Coding_Based_on_Integer_Transforms" text:style-name="Internet_20_link" text:visited-style-name="Visited_20_Internet_20_Link"><text:span text:style-name="T5">https://www.researchgate.net/publication/37380920_Audio_Coding_Based_on_Integer_Transforms</text:span></text:a><text:span text:style-name="T5">)</text:span></text:p>
      <text:p text:style-name="P6"><text:span text:style-name="T5">(Full Thesis (2004)): </text:span><text:a xlink:type="simple" xlink:href="https://www.db-thueringen.de/servlets/MCRFileNodeServlet/dbt_derivate_00013817/ilm1-2007000278.pdf" text:style-name="Internet_20_link" text:visited-style-name="Visited_20_Internet_20_Link"><text:span text:style-name="T5">https://www.db-thueringen.de/servlets/MCRFileNodeServlet/dbt_derivate_00013817/ilm1-2007000278.pdf</text:span></text:a><text:span text:style-name="T5">)</text:span></text:p>
      <text:p text:style-name="P8"/>
      <text:p text:style-name="Standard"><text:span text:style-name="T24">[2]<text:tab/>N. Ahmed, T. Natarajan and K. R. Rao, "Discrete Cosine Transform," in</text:span><text:span text:style-name="T25"> </text:span><text:span text:style-name="Emphasis"><text:span text:style-name="T24">IEEE Transactions on Computers</text:span></text:span><text:span text:style-name="T24">, vol. C-23, no. 1, pp. 90-93, Jan. 1974, doi: 10.1109/T-C.1974.223784.</text:span></text:p>
      <text:p text:style-name="P7"/>
      <text:p text:style-name="Standard"><text:span text:style-name="T24">[3] J. Princen and A. Bradley, "Analysis/Synthesis filter bank design based on time domain aliasing cancellation," in</text:span><text:span text:style-name="T26"> </text:span><text:span text:style-name="Emphasis"><text:span text:style-name="T24">IEEE Transactions on Acoustics, Speech, and Signal Processing</text:span></text:span><text:span text:style-name="T24">, vol. 34, no. 5, pp. 1153-1161, October 1986, doi: 10.1109/TASSP.1986.1164954.</text:span></text:p>
      <text:p text:style-name="P7"/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MT1" style:family="text">
      <style:text-properties officeooo:rsid="00b82561"/>
    </style:style>
    <style:style style:name="MT2" style:family="text">
      <style:text-properties officeooo:rsid="00d0029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<text:span text:style-name="MT1">2</text:span><text:span text:style-name="MT2">2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07T11:15:39.967370841</meta:creation-date>
    <meta:generator>LibreOffice/6.4.7.2$Linux_X86_64 LibreOffice_project/40$Build-2</meta:generator>
    <dc:date>2022-01-17T20:38:14.635537086</dc:date>
    <meta:editing-duration>P1DT18H55M57S</meta:editing-duration>
    <meta:editing-cycles>97</meta:editing-cycles>
    <meta:print-date>2018-05-14T15:37:12.426212841</meta:print-date>
    <meta:document-statistic meta:table-count="0" meta:image-count="0" meta:object-count="26" meta:page-count="4" meta:paragraph-count="43" meta:word-count="531" meta:character-count="3731" meta:non-whitespace-character-count="323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sub>
              <mi>x</mi>
              <mi>n</mi>
            </msub>
            <mi>cos</mi>
            <mrow>
              <mo fence="true" stretchy="true">(</mo>
              <mrow>
                <mrow>
                  <mfrac>
                    <mi>π</mi>
                    <mi>N</mi>
                  </mfrac>
                  <mrow>
                    <mo fence="true" stretchy="true">(</mo>
                    <mrow>
                      <mrow>
                        <mi>n</mi>
                        <mo stretchy="false">+</mo>
                        <mfrac>
                          <mn>1</mn>
                          <mn>2</mn>
                        </mfrac>
                        <mo stretchy="false">+</mo>
                        <mfrac>
                          <mi>N</mi>
                          <mn>2</mn>
                        </mfrac>
                      </mrow>
                    </mrow>
                    <mo fence="true" stretchy="true">)</mo>
                  </mrow>
                  <mrow>
                    <mo fence="true" stretchy="true">(</mo>
                    <mrow>
                      <mrow>
                        <mi>k</mi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</mrow>
              </mrow>
              <mo fence="true" stretchy="true">)</mo>
            </mrow>
          </mrow>
        </mrow>
      </mrow>
      <mrow/>
    </mrow>
    <annotation encoding="StarMath 5.0">X_k = sum from { { n = 0 } } to { 2N-1 } { x_n cos left(%pi over N left(n + 1 over 2 + N over 2 right) left( k + 1 over 2right) right) }{  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X</mi>
            <mi>k</mi>
          </msub>
          <mo stretchy="false">~</mo>
        </mover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over accent="true">
              <msub>
                <mi>x</mi>
                <mi>n</mi>
              </msub>
              <mo stretchy="false">~</mo>
            </mover>
            <msup>
              <mi>e</mi>
              <mfrac>
                <mrow>
                  <mrow>
                    <mo stretchy="false">−</mo>
                    <mi>i</mi>
                  </mrow>
                  <mi>π</mi>
                  <mi>n</mi>
                  <mi>k</mi>
                </mrow>
                <mi>N</mi>
              </mfrac>
            </msup>
          </mrow>
        </mrow>
        <mo stretchy="false">=</mo>
        <msubsup>
          <mi mathvariant="italic">DFT</mi>
          <mi>k</mi>
          <mrow>
            <mn>2</mn>
            <mi>N</mi>
          </mrow>
        </msubsup>
      </mrow>
      <mrow>
        <mo fence="true" stretchy="true">{</mo>
        <mrow>
          <mrow>
            <mn>...</mn>
            <mi>,</mi>
            <mover accent="true">
              <msub>
                <mi>x</mi>
                <mi>n</mi>
              </msub>
              <mo stretchy="false">~</mo>
            </mover>
            <mi>,</mi>
            <mn>...</mn>
          </mrow>
        </mrow>
        <mo fence="true" stretchy="true">}</mo>
      </mrow>
    </mrow>
    <annotation encoding="StarMath 5.0">tilde X_k  = sum from { { n = 0 } } to { 2N-1 } { tilde x_n e ^ { { -i %pi n k } over N }  } = DFT_k^2N left lbrace ..., tilde x_n,... right rbrace</annotation>
  </semantics>
</math>
</file>

<file path=Object 11/content.xml><?xml version="1.0" encoding="utf-8"?>
<math xmlns="http://www.w3.org/1998/Math/MathML" display="block">
  <semantics>
    <mrow>
      <msub>
        <mi>X</mi>
        <mi>k</mi>
      </msub>
      <mi>,</mi>
      <msub>
        <mi>x</mi>
        <mi>n</mi>
      </msub>
    </mrow>
    <annotation encoding="StarMath 5.0">X_k, x_n</annotation>
  </semantics>
</math>
</file>

<file path=Object 12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sub>
              <mi>x</mi>
              <mi>n</mi>
            </msub>
            <msup>
              <mi>e</mi>
              <mrow>
                <mrow>
                  <mo stretchy="false">−</mo>
                  <mi>i</mi>
                </mrow>
                <mfrac>
                  <mi>π</mi>
                  <mi>N</mi>
                </mfrac>
                <mrow>
                  <mo fence="true" stretchy="true">(</mo>
                  <mrow>
                    <mrow>
                      <mi>n</mi>
                      <mo stretchy="false">+</mo>
                      <mfrac>
                        <mn>1</mn>
                        <mn>2</mn>
                      </mfrac>
                      <mo stretchy="false">+</mo>
                      <mfrac>
                        <mi>N</mi>
                        <mn>2</mn>
                      </mfrac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k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</mrow>
            </msup>
          </mrow>
        </mrow>
      </mrow>
      <mrow/>
    </mrow>
    <annotation encoding="StarMath 5.0">X_k = sum from { { n = 0 } } to { 2N-1 } { x_n e ^{ -i %pi over N left(n + 1 over 2 + N over 2 right) left( k + 1 over 2right) } }{  }</annotation>
  </semantics>
</math>
</file>

<file path=Object 13/content.xml><?xml version="1.0" encoding="utf-8"?>
<math xmlns="http://www.w3.org/1998/Math/MathML" display="block">
  <semantics>
    <mrow>
      <mtext>Im</mtext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"Im"(X_k)</annotation>
  </semantics>
</math>
</file>

<file path=Object 14/content.xml><?xml version="1.0" encoding="utf-8"?>
<math xmlns="http://www.w3.org/1998/Math/MathML" display="block">
  <semantics>
    <mrow>
      <mtext>Re</mtext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n>0</mn>
      </mrow>
    </mrow>
    <annotation encoding="StarMath 5.0">"Re"(x_n) = 0</annotation>
  </semantics>
</math>
</file>

<file path=Object 15/content.xml><?xml version="1.0" encoding="utf-8"?>
<math xmlns="http://www.w3.org/1998/Math/MathML" display="block">
  <semantics>
    <mrow>
      <mrow>
        <msub>
          <mi>X</mi>
          <mi>k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N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n>2</mn>
                          </mrow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n>4</mn>
              <mi>N</mi>
            </mrow>
          </mfrac>
        </msup>
      </mrow>
      <mtext>  </mtext>
      <mrow>
        <munderover>
          <mo stretchy="false">∑</mo>
          <mrow>
            <mi>n</mi>
            <mo stretchy="false">=</mo>
            <mn>0</mn>
          </mrow>
          <mrow>
            <mn>2</mn>
            <mrow>
              <mi>N</mi>
              <mo stretchy="false">−</mo>
              <mn>1</mn>
            </mrow>
          </mrow>
        </munderover>
        <mrow>
          <msub>
            <mi>x</mi>
            <mi>n</mi>
          </msub>
          <msup>
            <mi>e</mi>
            <mfrac>
              <mrow>
                <mrow>
                  <mo stretchy="false">−</mo>
                  <mi>i</mi>
                </mrow>
                <mi>π</mi>
                <mi>n</mi>
              </mrow>
              <mrow>
                <mn>2</mn>
                <mi>N</mi>
              </mrow>
            </mfrac>
          </msup>
          <msup>
            <mi>e</mi>
            <mfrac>
              <mrow>
                <mrow>
                  <mo stretchy="false">−</mo>
                  <mi>i</mi>
                </mrow>
                <mi>π</mi>
                <mi>n</mi>
                <mi>k</mi>
              </mrow>
              <mi>N</mi>
            </mfrac>
          </msup>
        </mrow>
      </mrow>
    </mrow>
    <annotation encoding="StarMath 5.0">X_k = e ^
{ 
  { -i %pi left( (1 + N) (1 + 2k) right) } over {4N}  
} 

"  " 

sum from 
{ { n = 0 } } to { 2N-1 } 
{ 
  x_n 
  e ^{ { -i %pi n } over {2N} } 
  e ^{ { -i %pi n k } over N  } 
}</annotation>
  </semantics>
</math>
</file>

<file path=Object 16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17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18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row>
        <munderover>
          <mo stretchy="false">∑</mo>
          <mrow>
            <mi>n</mi>
            <mo stretchy="false">=</mo>
            <mn>0</mn>
          </mrow>
          <mrow>
            <mi>N</mi>
            <mo stretchy="false">−</mo>
            <mn>1</mn>
          </mrow>
        </munderover>
        <mrow>
          <mtext>Re</mtext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  <msup>
            <mi>e</mi>
            <mrow>
              <mrow>
                <mo stretchy="false">−</mo>
                <mi>i</mi>
              </mrow>
              <mfrac>
                <mi>π</mi>
                <mi>N</mi>
              </mfrac>
              <mrow>
                <mo fence="true" stretchy="true">(</mo>
                <mrow>
                  <mrow>
                    <mi>n</mi>
                    <mo stretchy="false">+</mo>
                    <mfrac>
                      <mn>1</mn>
                      <mn>2</mn>
                    </mfrac>
                    <mo stretchy="false">+</mo>
                    <mfrac>
                      <mi>N</mi>
                      <mn>2</mn>
                    </mfrac>
                  </mrow>
                </mrow>
                <mo fence="true" stretchy="true">)</mo>
              </mrow>
              <mrow>
                <mo fence="true" stretchy="true">(</mo>
                <mrow>
                  <mrow>
                    <mi>k</mi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</mrow>
          </msup>
        </mrow>
      </mrow>
      <mrow/>
    </mrow>
    <annotation encoding="StarMath 5.0">y_n = 1 over N sum from { { n = 0 } } to { N-1 } { "Re"(X_k) e ^{ -i %pi over N left(n + 1 over 2 + N over 2 right) left( k + 1 over 2right) } }{  }</annotation>
  </semantics>
</math>
</file>

<file path=Object 19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sup>
        <mi>e</mi>
        <mfrac>
          <mrow>
            <mrow>
              <mo stretchy="false">−</mo>
              <mi>i</mi>
            </mrow>
            <mi>π</mi>
            <mi>n</mi>
          </mrow>
          <mrow>
            <mn>2</mn>
            <mi>N</mi>
          </mrow>
        </mfrac>
      </msup>
      <mtext>  </mtext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text>Re</mtext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  <msup>
            <mi>e</mi>
            <mfrac>
              <mrow>
                <mrow>
                  <mo stretchy="false">−</mo>
                  <mi>i</mi>
                </mrow>
                <mi>π</mi>
                <mrow>
                  <mo fence="true" stretchy="tru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N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n>2</mn>
                            </mrow>
                            <mi>k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row>
                <mn>4</mn>
                <mi>N</mi>
              </mrow>
            </mfrac>
          </msup>
          <msup>
            <mi>e</mi>
            <mfrac>
              <mrow>
                <mrow>
                  <mo stretchy="false">−</mo>
                  <mi>i</mi>
                </mrow>
                <mi>π</mi>
                <mi>n</mi>
                <mi>k</mi>
              </mrow>
              <mi>N</mi>
            </mfrac>
          </msup>
        </mrow>
      </mrow>
    </mrow>
    <annotation encoding="StarMath 5.0">y_n = 

1 over N e ^{ { -i %pi n } over {2N} } 

"  " 

sum from 
{ { k = 0 } } to { N-1 } 
{ 
  "Re"(X_k)
  e ^ { { -i %pi left( (1 + N) (1 + 2k) right) } over {4N} } 
  e ^{ { -i %pi n k } over N  } 
}</annotation>
  </semantics>
</math>
</file>

<file path=Object 2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20/content.xml><?xml version="1.0" encoding="utf-8"?>
<math xmlns="http://www.w3.org/1998/Math/MathML" display="block">
  <semantics>
    <mrow>
      <mrow>
        <msub>
          <mi>X</mi>
          <mi>k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N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n>2</mn>
                          </mrow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n>4</mn>
              <mi>N</mi>
            </mrow>
          </mfrac>
        </msup>
      </mrow>
      <mtext>  </mtext>
      <msubsup>
        <mi mathvariant="italic">DFT</mi>
        <mi>k</mi>
        <mrow>
          <mn>2</mn>
          <mi>N</mi>
        </mrow>
      </msubsup>
      <mrow>
        <mo fence="true" stretchy="true">{</mo>
        <mrow>
          <mrow>
            <mn>...</mn>
            <mi>,</mi>
            <msub>
              <mi>x</mi>
              <mi>n</mi>
            </msub>
            <msup>
              <mi>e</mi>
              <mfrac>
                <mrow>
                  <mrow>
                    <mo stretchy="false">−</mo>
                    <mi>i</mi>
                  </mrow>
                  <mi>π</mi>
                  <mi>n</mi>
                </mrow>
                <mrow>
                  <mn>2</mn>
                  <mi>N</mi>
                </mrow>
              </mfrac>
            </msup>
            <mi>,</mi>
            <mn>...</mn>
          </mrow>
        </mrow>
        <mo fence="true" stretchy="true">}</mo>
      </mrow>
    </mrow>
    <annotation encoding="StarMath 5.0">X_k = 
e ^ { { -i %pi left( (1 + N) (1 + 2k) right) } over {4N} } 

"  " 

DFT_k^2N left lbrace ..., x_n e ^{ { -i %pi n } over {2N} }, ... right rbrace

</annotation>
  </semantics>
</math>
</file>

<file path=Object 21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22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sup>
        <mi>e</mi>
        <mfrac>
          <mrow>
            <mrow>
              <mo stretchy="false">−</mo>
              <mi>i</mi>
            </mrow>
            <mi>π</mi>
            <mi>n</mi>
          </mrow>
          <mrow>
            <mn>2</mn>
            <mi>N</mi>
          </mrow>
        </mfrac>
      </msup>
      <msubsup>
        <mi mathvariant="italic">DFT</mi>
        <mi>n</mi>
        <mrow>
          <mn>2</mn>
          <mi>N</mi>
        </mrow>
      </msubsup>
      <mrow>
        <mo fence="true" stretchy="true">{</mo>
        <mrow>
          <mrow>
            <mn>...</mn>
            <mi>,</mi>
            <mtext>Re</mtext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sup>
              <mi>e</mi>
              <mfrac>
                <mrow>
                  <mrow>
                    <mo stretchy="false">−</mo>
                    <mi>i</mi>
                  </mrow>
                  <mi>π</mi>
                  <mrow>
                    <mo fence="true" stretchy="tru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N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4</mn>
                  <mi>N</mi>
                </mrow>
              </mfrac>
            </msup>
            <mi>,</mi>
            <mn>...</mn>
            <mi>,</mi>
            <msup>
              <mrow>
                <mo fence="true" stretchy="false">{</mo>
                <mrow>
                  <mn>0</mn>
                </mrow>
                <mo fence="true" stretchy="false">}</mo>
              </mrow>
              <mi>N</mi>
            </msup>
          </mrow>
        </mrow>
        <mo fence="true" stretchy="true">}</mo>
      </mrow>
    </mrow>
    <annotation encoding="StarMath 5.0">y_n = 

1 over N e ^{ { -i %pi n } over {2N} } 


DFT_n^2N left lbrace ..., "Re"(X_k) e ^ { { -i %pi left( (1 + N) (1 + 2k) right) } over {4N} },..., lbrace 0 rbrace^N right rbrace
</annotation>
  </semantics>
</math>
</file>

<file path=Object 23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24/content.xml><?xml version="1.0" encoding="utf-8"?>
<math xmlns="http://www.w3.org/1998/Math/MathML" display="block">
  <semantics>
    <msup>
      <mi mathvariant="italic">DFT</mi>
      <mrow>
        <mn>2</mn>
        <mi>N</mi>
      </mrow>
    </msup>
    <annotation encoding="StarMath 5.0">DFT^2N
</annotation>
  </semantics>
</math>
</file>

<file path=Object 25/content.xml><?xml version="1.0" encoding="utf-8"?>
<math xmlns="http://www.w3.org/1998/Math/MathML" display="block">
  <semantics>
    <msup>
      <mi mathvariant="italic">DFT</mi>
      <mrow>
        <mn>2</mn>
        <mi>N</mi>
      </mrow>
    </msup>
    <annotation encoding="StarMath 5.0">DFT^2N
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i>n</mi>
            </mrow>
            <mrow>
              <mn>2</mn>
              <mi>N</mi>
            </mrow>
          </mfrac>
        </msup>
      </mrow>
      <mtext>  </mtext>
      <msubsup>
        <mi mathvariant="italic">DFT</mi>
        <mi>n</mi>
        <mrow>
          <mn>2</mn>
          <mi>N</mi>
        </mrow>
      </msubsup>
      <mrow>
        <mo fence="true" stretchy="true">{</mo>
        <mrow>
          <mrow>
            <mn>...</mn>
            <mi>,</mi>
            <msub>
              <mi>X</mi>
              <mi>k</mi>
            </msub>
            <msup>
              <mi>e</mi>
              <mfrac>
                <mrow>
                  <mrow>
                    <mo stretchy="false">−</mo>
                    <mi>i</mi>
                  </mrow>
                  <mi>π</mi>
                  <mrow>
                    <mo fence="true" stretchy="tru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N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4</mn>
                  <mi>N</mi>
                </mrow>
              </mfrac>
            </msup>
            <mi>,</mi>
            <mn>...</mn>
            <mi>,</mi>
            <msup>
              <mrow>
                <mo fence="true" stretchy="false">{</mo>
                <mrow>
                  <mn>0</mn>
                </mrow>
                <mo fence="true" stretchy="false">}</mo>
              </mrow>
              <mi>N</mi>
            </msup>
          </mrow>
        </mrow>
        <mo fence="true" stretchy="true">}</mo>
      </mrow>
    </mrow>
    <annotation encoding="StarMath 5.0">y_n = 

e ^{ { -i %pi n } over {2N} } 

"  " 
DFT_n^2N left lbrace ..., X_k e ^ { { -i %pi left( (1 + N) (1 + 2k) right) } over {4N} },..., lbrace 0 rbrace^N right rbrace
</annotation>
  </semantics>
</math>
</file>

<file path=Object 3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sub>
            <mi>X</mi>
            <mi>k</mi>
          </msub>
          <mi>cos</mi>
          <mrow>
            <mo fence="true" stretchy="true">(</mo>
            <mrow>
              <mrow>
                <mfrac>
                  <mi>π</mi>
                  <mi>N</mi>
                </mfrac>
                <mrow>
                  <mo fence="true" stretchy="true">(</mo>
                  <mrow>
                    <mrow>
                      <mi>n</mi>
                      <mo stretchy="false">+</mo>
                      <mfrac>
                        <mn>1</mn>
                        <mn>2</mn>
                      </mfrac>
                      <mo stretchy="false">+</mo>
                      <mfrac>
                        <mi>N</mi>
                        <mn>2</mn>
                      </mfrac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k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</mrow>
            </mrow>
            <mo fence="true" stretchy="true">)</mo>
          </mrow>
        </mrow>
      </mrow>
      <mrow/>
    </mrow>
    <annotation encoding="StarMath 5.0">y_n = 1 over N sum from { { k = 0 } } to { N-1 } { X_k cos left(%pi over N left(n + 1 over 2 + N over 2 right) left( k + 1 over 2right) right) }{  }</annotation>
  </semantics>
</math>
</file>

<file path=Object 4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5/content.xml><?xml version="1.0" encoding="utf-8"?>
<math xmlns="http://www.w3.org/1998/Math/MathML" display="block">
  <semantics>
    <mrow>
      <msup>
        <mi mathvariant="normal">ℝ</mi>
        <mrow>
          <mn>2</mn>
          <mi>N</mi>
        </mrow>
      </msup>
      <mo stretchy="false">→</mo>
      <msup>
        <mi mathvariant="normal">ℝ</mi>
        <mi>N</mi>
      </msup>
    </mrow>
    <annotation encoding="StarMath 5.0">setR^2N toward setR^N</annotation>
  </semantics>
</math>
</file>

<file path=Object 6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7/content.xml><?xml version="1.0" encoding="utf-8"?>
<math xmlns="http://www.w3.org/1998/Math/MathML" display="block">
  <semantics>
    <mrow>
      <msub>
        <mi>y</mi>
        <mi>n</mi>
      </msub>
      <mo stretchy="false">=</mo>
      <mrow>
        <mo fence="true" stretchy="true">{</mo>
        <mrow>
          <mtable>
            <mtr>
              <mtd>
                <mrow>
                  <mfrac>
                    <mn>1</mn>
                    <mn>2</mn>
                  </mfrac>
                  <mrow>
                    <mo fence="true" stretchy="true">(</mo>
                    <mrow>
                      <mrow>
                        <msub>
                          <mi>x</mi>
                          <mi>n</mi>
                        </msub>
                        <mo stretchy="false">−</mo>
                        <msub>
                          <mi>x</mi>
                          <mrow>
                            <mi>N</mi>
                            <mo stretchy="false">−</mo>
                            <mi>n</mi>
                          </mrow>
                        </msub>
                      </mrow>
                    </mrow>
                    <mo fence="true" stretchy="true">)</mo>
                  </mrow>
                  <mi mathvariant="italic">for</mi>
                  <mrow>
                    <mi>n</mi>
                    <mo stretchy="false">∈</mo>
                    <mrow>
                      <mo fence="true" stretchy="false">{</mo>
                      <mrow>
                        <mrow>
                          <mn>0</mn>
                          <mi>,</mi>
                          <mn>...</mn>
                          <mi>,</mi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}</mo>
                    </mrow>
                  </mrow>
                </mrow>
              </mtd>
            </mtr>
            <mtr>
              <mtd>
                <mrow>
                  <mfrac>
                    <mn>1</mn>
                    <mn>2</mn>
                  </mfrac>
                  <mrow>
                    <mo fence="true" stretchy="true">(</mo>
                    <mrow>
                      <mrow>
                        <msub>
                          <mi>x</mi>
                          <mi>n</mi>
                        </msub>
                        <mo stretchy="false">+</mo>
                        <msub>
                          <mi>x</mi>
                          <mrow>
                            <mn>2</mn>
                            <mrow>
                              <mi>N</mi>
                              <mo stretchy="false">−</mo>
                              <mi>n</mi>
                            </mrow>
                          </mrow>
                        </msub>
                      </mrow>
                    </mrow>
                    <mo fence="true" stretchy="true">)</mo>
                  </mrow>
                  <mi mathvariant="italic">for</mi>
                  <mrow>
                    <mi>n</mi>
                    <mo stretchy="false">∈</mo>
                    <mrow>
                      <mo fence="true" stretchy="false">{</mo>
                      <mrow>
                        <mrow>
                          <mi>N</mi>
                          <mi>,</mi>
                          <mn>...</mn>
                          <mi>,</mi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}</mo>
                    </mrow>
                  </mrow>
                </mrow>
              </mtd>
            </mtr>
          </mtable>
        </mrow>
        <mo fence="true" stretchy="true">}</mo>
      </mrow>
    </mrow>
    <annotation encoding="StarMath 5.0">y_n = left lbrace binom 
{1 over 2 left ( x_n - x_{N-n} right ) for n in lbrace 0, ..., N - 1 rbrace}
{1 over 2 left ( x_n + x_{2N-n} right ) for n in lbrace N, ..., 2N - 1 rbrace} 
right rbrace  
</annotation>
  </semantics>
</math>
</file>

<file path=Object 8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9/content.xml><?xml version="1.0" encoding="utf-8"?>
<math xmlns="http://www.w3.org/1998/Math/MathML" display="block">
  <semantics>
    <msub>
      <mi>x</mi>
      <mi>n</mi>
    </msub>
    <annotation encoding="StarMath 5.0">x_n</annotation>
  </semantics>
</math>
</file>